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bfd" officeooo:paragraph-rsid="00004bfd"/>
    </style:style>
    <style:style style:name="P2" style:family="paragraph" style:parent-style-name="Standard" style:list-style-name="L1">
      <style:text-properties officeooo:rsid="00004bfd" officeooo:paragraph-rsid="00004bfd"/>
    </style:style>
    <style:style style:name="P3" style:family="paragraph" style:parent-style-name="Standard" style:list-style-name="L2">
      <style:text-properties officeooo:rsid="00004bfd" officeooo:paragraph-rsid="00004bfd"/>
    </style:style>
    <style:style style:name="P4" style:family="paragraph" style:parent-style-name="Standard" style:list-style-name="L3">
      <style:text-properties officeooo:rsid="00004bfd" officeooo:paragraph-rsid="00004bfd"/>
    </style:style>
    <style:style style:name="P5" style:family="paragraph" style:parent-style-name="Standard" style:list-style-name="L3">
      <style:text-properties officeooo:rsid="0001d296" officeooo:paragraph-rsid="0001d296"/>
    </style:style>
    <style:style style:name="P6" style:family="paragraph" style:parent-style-name="Standard">
      <style:text-properties officeooo:rsid="0001d296" officeooo:paragraph-rsid="0001d296"/>
    </style:style>
    <style:style style:name="P7" style:family="paragraph" style:parent-style-name="Standard" style:list-style-name="L4">
      <style:text-properties officeooo:rsid="0001d296" officeooo:paragraph-rsid="0001d296"/>
    </style:style>
    <style:style style:name="T1" style:family="text">
      <style:text-properties officeooo:rsid="0001d2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:</text:p>
      <text:list xml:id="list3015040363" text:style-name="L1">
        <text:list-item>
          <text:p text:style-name="P2">Color count</text:p>
        </text:list-item>
        <text:list-item>
          <text:p text:style-name="P2">Try count</text:p>
        </text:list-item>
        <text:list-item>
          <text:p text:style-name="P2">Number of pegs</text:p>
        </text:list-item>
      </text:list>
      <text:p text:style-name="P1"/>
      <text:p text:style-name="P1">Cash selection in regedit</text:p>
      <text:p text:style-name="P1">Restore default</text:p>
      <text:p text:style-name="P1"/>
      <text:p text:style-name="P6"/>
      <text:p text:style-name="P1"/>
      <text:p text:style-name="P1">widget with (<text:span text:style-name="T1">guess / code)</text:span></text:p>
      <text:p text:style-name="P6">widget with result</text:p>
      <text:p text:style-name="P1"/>
      <text:p text:style-name="P1">Button (guess)</text:p>
      <text:p text:style-name="P1"/>
      <text:p text:style-name="P1">Unit tests <text:span text:style-name="T1">(Test driven development)</text:span></text:p>
      <text:p text:style-name="P1"/>
      <text:p text:style-name="P1"/>
      <text:p text:style-name="P6">Singleplayer:</text:p>
      <text:list xml:id="list3981409039" text:style-name="L4">
        <text:list-item>
          <text:p text:style-name="P7">Random code to break</text:p>
        </text:list-item>
      </text:list>
      <text:p text:style-name="P1"/>
      <text:p text:style-name="P1">Multiplayer</text:p>
      <text:list xml:id="list1234289438" text:style-name="L3">
        <text:list-item>
          <text:p text:style-name="P4">x number of players</text:p>
        </text:list-item>
        <text:list-item>
          <text:p text:style-name="P4">Enter names</text:p>
        </text:list-item>
        <text:list-item>
          <text:p text:style-name="P4">take turns to </text:p>
        </text:list-item>
        <text:list-item>
          <text:p text:style-name="P5">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20:21:28.501000000</dc:date>
    <meta:editing-duration>PT1M29S</meta:editing-duration>
    <meta:editing-cycles>1</meta:editing-cycles>
    <meta:document-statistic meta:table-count="0" meta:image-count="0" meta:object-count="0" meta:page-count="1" meta:paragraph-count="17" meta:word-count="53" meta:character-count="289" meta:non-whitespace-character-count="260"/>
  </office:meta>
</office:document-meta>
</file>